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Abadi MT Condensed Extra Bold" svg:font-family="'Abadi MT Condensed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1" fo:font-size="12pt" style:font-name-asian="Monaco" style:font-size-asian="12pt" style:font-name-complex="Monaco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style:font-name-asian="Monaco" style:font-size-asian="12pt" style:font-name-complex="Monaco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2pt" style:text-underline-style="solid" style:text-underline-width="auto" style:text-underline-color="font-color" style:font-name-asian="Monaco" style:font-size-asian="12pt" style:font-name-complex="Monaco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style:font-name="Arial1" fo:font-size="12pt" style:text-underline-style="none" style:font-name-asian="Monaco" style:font-size-asian="12pt" style:font-name-complex="Monaco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1" fo:font-size="12pt" style:text-underline-style="none" style:font-name-asian="Monaco" style:font-size-asian="12pt" style:font-name-complex="Monaco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color="#000000" style:text-underline-style="none" style:font-name-asian="Monaco" style:font-name-complex="Monac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yber Security Report</text:p>
      <text:p text:style-name="P6"/>
      <text:p text:style-name="P5"/>
      <text:p text:style-name="P5">Known Plain Text Attack</text:p>
      <text:p text:style-name="P1"><text:span text:style-name="T1">Message: “</text:span>It is interesting to note that the death penalty for individuals is less controversial than the mere suggestion that a few corporations may have forfeited their right to exist. <text:s/>How many people does a company have to harm before we question if it ought to exist?”</text:p>
      <text:p text:style-name="P1"><text:span text:style-name="T1">Key: 0xACB</text:span>4</text:p>
      <text:p text:style-name="P2"/>
      <text:p text:style-name="P3">Cipher Only Attack</text:p>
      <text:p text:style-name="P2">Message: “Knowledge possession is not a necessity but what is necessary is the ability to accquire knowledge”</text:p>
      <text:p text:style-name="P1"><text:span text:style-name="T1">Key: 0x</text:span>71AA</text:p>
      <text:p text:style-name="P1"/>
      <text:p text:style-name="P3">Theoretical Blocks Needed</text:p>
      <text:p text:style-name="P2">Unicity distance = H(k)/D</text:p>
      <text:p text:style-name="P2"/>
      <text:p text:style-name="P8">D = R - r </text:p>
      <text:p text:style-name="P8">R = log2(26) = 4.7</text:p>
      <text:p text:style-name="P2">r = 1.5</text:p>
      <text:p text:style-name="P2"/>
      <text:p text:style-name="P7"><text:span text:style-name="T4">Redundancy of English =</text:span> <text:span text:style-name="T4">4.7-1.5 = 3.2</text:span></text:p>
      <text:p text:style-name="P2"/>
      <text:p text:style-name="P2">Possible keys = 2<text:span text:style-name="T2">16</text:span></text:p>
      <text:p text:style-name="P2"><text:span text:style-name="T2"/></text:p>
      <text:p text:style-name="P4">H(x) = SUM(p(x) * log<text:span text:style-name="T3">2</text:span>(1/P(x<text:span text:style-name="T3">i</text:span>)) from i = 0 - <text:s/>2<text:span text:style-name="T2">16</text:span></text:p>
      <text:p text:style-name="P4">= 2<text:span text:style-name="T2">16 </text:span>* 2<text:span text:style-name="T2">-16 </text:span>log<text:span text:style-name="T3">2</text:span> (2<text:span text:style-name="T2">16</text:span>))</text:p>
      <text:p text:style-name="P4">= <text:s/>2<text:span text:style-name="T2">16</text:span> *<text:span text:style-name="T2"> <text:s/></text:span>2<text:span text:style-name="T2">-16 </text:span>*<text:span text:style-name="T2"> </text:span>16 = 16</text:p>
      <text:p text:style-name="P4"/>
      <text:p text:style-name="P4">16/3.2 = 5</text:p>
      <text:p text:style-name="P4"/>
      <text:p text:style-name="P4">which = 2.5 blocks or 3 rounded up.</text:p>
      <text:p text:style-name="P1"/>
      <text:p text:style-name="P1"><text:span text:style-name="T1">My System is capable of decrypting the given message with just 5 blocks of cipher text. Other messages have been decrypted using just 3 blocks.</text:span> </text:p>
      <text:p text:style-name="P2"/>
      <text:p text:style-name="P3">TMT</text:p>
      <text:p text:style-name="P2">Message: “All I ask is a chance to prove that money can't make me happy”</text:p>
      <text:p text:style-name="P1"><text:span text:style-name="T1">Key: 0x36A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Abadi MT Condensed Extra Bold" svg:font-family="'Abadi MT Condensed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Joshua Marks 1000275m Cyber Security AE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4-02-24T13:58:59</meta:creation-date>
    <dc:date>2014-02-24T15:38:27</dc:date>
    <dc:creator>Joshua Marks</dc:creator>
    <meta:editing-duration>PT1H8M58S</meta:editing-duration>
    <meta:editing-cycles>24</meta:editing-cycles>
    <meta:generator>OpenOffice/4.0.0$Unix OpenOffice.org_project/400m3$Build-9702</meta:generator>
    <meta:document-statistic meta:table-count="0" meta:image-count="0" meta:object-count="0" meta:page-count="1" meta:paragraph-count="24" meta:word-count="194" meta:character-count="1019"/>
  </office:meta>
</office:document-meta>
</file>